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RElementImpl.get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RElementImpl.HTMLBR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RElementImpl.setClear( String cl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